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28.00pt" fo:font-weight="bold" fo:font-family="'Liberation Sans'" style:font-family-asian="'Liberation Sans'" style:font-family-complex="'Liberation Sans'" fo:background-color="transparent" style:use-window-font-color="true"/>
    </style:style>
    <style:style style:name="T3" style:family="text">
      <style:text-properties fo:font-size="28.00pt" fo:font-weight="bold" fo:font-family="'Liberation Sans'" style:font-family-asian="'Liberation Sans'" style:font-family-complex="'Liberation Sans'" fo:background-color="transparent" style:use-window-font-color="true"/>
    </style:style>
    <style:style style:name="T4" style:family="text">
      <style:text-properties fo:font-size="18.00pt" fo:font-weight="normal" fo:font-family="'Liberation Sans'" style:font-family-asian="'Liberation Sans'" style:font-family-complex="'Liberation Sans'" fo:background-color="transparent" style:use-window-font-color="true"/>
    </style:style>
    <style:style style:name="T5" style:family="text">
      <style:text-properties fo:font-size="18.00pt" fo:font-weight="normal" fo:font-family="'Liberation Sans'" style:font-family-asian="'Liberation Sans'" style:font-family-complex="'Liberation Sans'" fo:background-color="transparent" style:use-window-font-color="true"/>
    </style:style>
    <style:style style:name="T6" style:family="text">
      <style:text-properties fo:font-size="18.00pt" fo:font-weight="normal" fo:font-family="'Liberation Sans'" style:font-family-asian="'Liberation Sans'" style:font-family-complex="'Liberation San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bold" fo:font-family="'Liberation Sans'" style:font-family-asian="'Liberation Sans'" style:font-family-complex="'Liberation Sans'"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fo:color="#ff0000"/>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4.00pt" fo:font-weight="bold" fo:font-family="'Liberation Sans'" style:font-family-asian="'Liberation Sans'" style:font-family-complex="'Liberation Sans'"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7"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3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9"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4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1"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6"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4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8"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4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0"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bold" fo:font-family="'Liberation Sans'" style:font-family-asian="'Liberation Sans'" style:font-family-complex="'Liberation Sans'"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6"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69"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72"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75"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78" style:family="text">
      <style:text-properties fo:font-size="12.00pt" style:text-position="sub" fo:font-weight="normal" fo:font-family="'Liberation Serif'" style:font-family-asian="'Liberation Serif'" style:font-family-complex="'Liberation Serif'" fo:background-color="transparent" style:use-window-font-color="true" fo:font-style="italic"/>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2.00pt" fo:font-weight="normal" fo:font-family="'Liberation Serif'" style:font-family-asian="'Liberation Serif'" style:font-family-complex="'Liberation Serif'"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4.00pt" fo:font-weight="bold" fo:font-family="'Liberation Sans'" style:font-family-asian="'Liberation Sans'" style:font-family-complex="'Liberation Sans'"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4.00pt" fo:font-weight="bold" fo:font-family="'Liberation Sans'" style:font-family-asian="'Liberation Sans'" style:font-family-complex="'Liberation Sans'"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05" style:family="text">
      <style:text-properties fo:font-size="14.00pt" fo:font-weight="bold" fo:font-family="'Liberation Sans'" style:font-family-asian="'Liberation Sans'" style:font-family-complex="'Liberation Sans'"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2" style:family="text">
      <style:text-properties fo:font-size="14.00pt" fo:font-weight="bold" fo:font-family="'Liberation Sans'" style:font-family-asian="'Liberation Sans'" style:font-family-complex="'Liberation Sans'"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Liberation Serif'" style:font-family-asian="'Liberation Serif'" style:font-family-complex="'Liberation Serif'"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Liberation Serif'" style:font-family-asian="'Liberation Serif'" style:font-family-complex="'Liberation Serif'"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4.00pt" fo:font-weight="bold" fo:font-family="'Liberation Sans'" style:font-family-asian="'Liberation Sans'" style:font-family-complex="'Liberation Sans'"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Liberation Serif'" style:font-family-asian="'Liberation Serif'" style:font-family-complex="'Liberation Serif'"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27" style:family="text">
      <style:text-properties fo:font-size="14.00pt" fo:font-weight="bold" fo:font-family="'Liberation Sans'" style:font-family-asian="'Liberation Sans'" style:font-family-complex="'Liberation Sans'"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Liberation Serif'" style:font-family-asian="'Liberation Serif'" style:font-family-complex="'Liberation Serif'"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Liberation Serif'" style:font-family-asian="'Liberation Serif'" style:font-family-complex="'Liberation Serif'"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Liberation Serif'" style:font-family-asian="'Liberation Serif'" style:font-family-complex="'Liberation Serif'"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Liberation Serif'" style:font-family-asian="'Liberation Serif'" style:font-family-complex="'Liberation Serif'"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DejaVu Sans Mono'" style:font-family-asian="'DejaVu Sans Mono'" style:font-family-complex="'DejaVu Sans Mono'"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fo:color="#ff0000"/>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4.00pt" fo:font-weight="bold" fo:font-family="'Liberation Sans'" style:font-family-asian="'Liberation Sans'" style:font-family-complex="'Liberation Sans'"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Liberation Serif'" style:font-family-asian="'Liberation Serif'" style:font-family-complex="'Liberation Serif'"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bold" fo:font-family="'Liberation Sans'" style:font-family-asian="'Liberation Sans'" style:font-family-complex="'Liberation Sans'"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Liberation Serif'" style:font-family-asian="'Liberation Serif'" style:font-family-complex="'Liberation Serif'"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4.00pt" fo:font-weight="bold" fo:font-family="'Liberation Sans'" style:font-family-asian="'Liberation Sans'" style:font-family-complex="'Liberation Sans'"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2.00pt" fo:font-weight="normal" fo:font-family="'Liberation Serif'" style:font-family-asian="'Liberation Serif'" style:font-family-complex="'Liberation Serif'"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4.00pt" fo:font-weight="bold" fo:font-family="'Liberation Sans'" style:font-family-asian="'Liberation Sans'" style:font-family-complex="'Liberation Sans'"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normal" fo:font-family="'Liberation Serif'" style:font-family-asian="'Liberation Serif'" style:font-family-complex="'Liberation Serif'"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center" fo:margin-top="3.00pt" fo:margin-bottom="6.00pt"/>
    </style:style>
    <style:style style:name="P3" style:family="paragraph">
      <style:paragraph-properties fo:line-height="100.00%" fo:text-align="center"/>
    </style:style>
    <style:style style:name="P4" style:family="paragraph">
      <style:paragraph-properties fo:line-height="100.00%" fo:text-align="justify" fo:margin-left="2.75pt" fo:text-indent="-2.75pt">
        <style:tab-stops>
          <style:tab-stop style:position="246.50pt"/>
          <style:tab-stop style:position="3286.90pt" style:type="center"/>
        </style:tab-stops>
      </style:paragraph-properties>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justify" fo:margin-left="2.75pt" fo:text-indent="-2.75pt">
        <style:tab-stops>
          <style:tab-stop style:position="246.50pt"/>
          <style:tab-stop style:position="3286.90pt" style:type="center"/>
        </style:tab-stops>
      </style:paragraph-properties>
    </style:style>
    <style:style style:name="P9" style:family="paragraph">
      <style:paragraph-properties fo:line-height="100.00%" fo:text-align="justify" fo:margin-left="2.75pt" fo:text-indent="-2.75pt">
        <style:tab-stops>
          <style:tab-stop style:position="246.50pt"/>
          <style:tab-stop style:position="3286.90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justify" fo:margin-left="2.75pt" fo:text-indent="-2.75pt">
        <style:tab-stops>
          <style:tab-stop style:position="246.50pt"/>
          <style:tab-stop style:position="3286.90pt" style:type="center"/>
        </style:tab-stops>
      </style:paragraph-properties>
    </style:style>
    <style:style style:name="P12" style:family="paragraph">
      <style:paragraph-properties fo:line-height="100.00%" fo:text-align="left"/>
    </style:style>
    <style:style style:name="P13" style:family="paragraph">
      <style:paragraph-properties fo:line-height="100.00%" fo:text-align="left" fo:margin-top="12.00pt" fo:margin-bottom="6.00p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20.00%" fo:text-align="justify" fo:margin-left="-18.00pt" fo:text-indent="18.00pt" fo:margin-bottom="7.20pt"/>
    </style:style>
    <style:style style:name="P15" style:family="paragraph">
      <style:paragraph-properties fo:line-height="120.00%" fo:text-align="justify" fo:margin-left="-18.00pt" fo:text-indent="18.00pt" fo:margin-bottom="7.00pt"/>
    </style:style>
    <style:style style:name="P16" style:family="paragraph">
      <style:paragraph-properties fo:line-height="100.00%" fo:text-align="left" fo:margin-top="12.00pt" fo:margin-bottom="6.00pt"/>
    </style:style>
    <style:style style:name="P17" style:family="paragraph">
      <style:paragraph-properties fo:line-height="100.00%" fo:text-align="justify"/>
    </style:style>
    <style:style style:name="P18" style:family="paragraph">
      <style:paragraph-properties fo:line-height="100.00%" fo:text-align="justify" fo:margin-top="12.00pt" fo:margin-bottom="6.00pt"/>
    </style:style>
    <style:style style:name="P19" style:family="paragraph">
      <style:paragraph-properties fo:line-height="120.00%" fo:text-align="justify" fo:margin-bottom="7.00pt"/>
    </style:style>
    <text:list-style style:name="L20">
      <text:list-level-style-bullet text:level="1" text:bullet-char="•">
        <style:list-level-properties text:space-before="0.00pt" text:min-label-width="18.00pt"/>
        <style:text-properties fo:font-family="Symbol"/>
      </text:list-level-style-bullet>
    </text:list-style>
    <style:style style:name="P20" style:family="paragraph">
      <style:paragraph-properties fo:line-height="120.00%" fo:text-align="justify" fo:margin-left="-18.00pt" fo:text-indent="18.00pt" fo:margin-bottom="7.00pt"/>
    </style:style>
    <style:style style:name="P21" style:family="paragraph">
      <style:paragraph-properties fo:line-height="120.00%" fo:text-align="justify" fo:margin-left="0.00pt" fo:text-indent="-18.00pt" fo:margin-bottom="7.00pt"/>
    </style:style>
    <text:list-style style:name="L22">
      <text:list-level-style-bullet text:level="1" text:bullet-char="•">
        <style:list-level-properties text:space-before="0.00pt" text:min-label-width="18.00pt"/>
        <style:text-properties fo:font-family="Symbol"/>
      </text:list-level-style-bullet>
    </text:list-style>
    <style:style style:name="P22" style:family="paragraph">
      <style:paragraph-properties fo:line-height="120.00%" fo:text-align="justify" fo:margin-left="-18.00pt" fo:text-indent="18.00pt" fo:margin-bottom="7.00pt"/>
    </style:style>
    <style:style style:name="P23" style:family="paragraph">
      <style:paragraph-properties fo:line-height="120.00%" fo:text-align="justify" fo:margin-bottom="7.00pt"/>
    </style:style>
    <style:style style:name="P24" style:family="paragraph">
      <style:paragraph-properties fo:line-height="100.00%" fo:text-align="justify" fo:margin-top="12.00pt" fo:margin-bottom="6.00pt"/>
    </style:style>
    <style:style style:name="P25" style:family="paragraph">
      <style:paragraph-properties fo:line-height="100.00%" fo:text-align="justify"/>
    </style:style>
    <style:style style:name="P26" style:family="paragraph">
      <style:paragraph-properties fo:line-height="100.00%" fo:text-align="left" fo:margin-top="7.00pt" fo:margin-bottom="6.00pt"/>
    </style:style>
    <style:style style:name="P27"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28" style:family="paragraph">
      <style:paragraph-properties fo:line-height="100.00%" fo:text-align="center"/>
    </style:style>
    <style:style style:name="P29"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30" style:family="paragraph">
      <style:paragraph-properties fo:line-height="120.00%" fo:text-align="justify" fo:margin-bottom="7.00pt"/>
    </style:style>
    <style:style style:name="P31" style:family="paragraph">
      <style:paragraph-properties fo:line-height="100.00%" fo:text-align="left" fo:margin-top="7.00pt" fo:margin-bottom="6.00pt"/>
    </style:style>
    <style:style style:name="P32"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33" style:family="paragraph">
      <style:paragraph-properties fo:line-height="100.00%" fo:text-align="center"/>
    </style:style>
    <style:style style:name="P34"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35" style:family="paragraph">
      <style:paragraph-properties fo:line-height="120.00%" fo:text-align="justify" fo:margin-bottom="7.00pt"/>
    </style:style>
    <style:style style:name="P36" style:family="paragraph">
      <style:paragraph-properties fo:line-height="100.00%" fo:text-align="left" fo:margin-top="7.00pt" fo:margin-bottom="6.00pt"/>
    </style:style>
    <style:style style:name="P37"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38" style:family="paragraph">
      <style:paragraph-properties fo:line-height="100.00%" fo:text-align="center"/>
    </style:style>
    <style:style style:name="P39"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40" style:family="paragraph">
      <style:paragraph-properties fo:line-height="100.00%" fo:text-align="lef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00.00%" fo:text-align="left" fo:margin-left="-18.00pt" fo:text-indent="18.00pt"/>
    </style:style>
    <style:style style:name="P42" style:family="paragraph">
      <style:paragraph-properties fo:line-height="100.00%" fo:text-align="left"/>
    </style:style>
    <style:style style:name="P43" style:family="paragraph">
      <style:paragraph-properties fo:line-height="100.00%" fo:text-align="left" fo:margin-top="7.00pt" fo:margin-bottom="6.00pt"/>
    </style:style>
    <style:style style:name="P44"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45" style:family="paragraph">
      <style:paragraph-properties fo:line-height="100.00%" fo:text-align="center"/>
    </style:style>
    <style:style style:name="P46"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47" style:family="paragraph">
      <style:paragraph-properties fo:line-height="100.00%" fo:text-align="left"/>
    </style:style>
    <style:style style:name="P48" style:family="paragraph">
      <style:paragraph-properties fo:line-height="100.00%" fo:text-align="left" fo:margin-top="12.00pt" fo:margin-bottom="6.00pt"/>
    </style:style>
    <style:style style:name="P49" style:family="paragraph">
      <style:paragraph-properties fo:line-height="100.00%" fo:text-align="left" fo:margin-top="7.00pt" fo:margin-bottom="6.00pt"/>
    </style:style>
    <style:style style:name="P50"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51" style:family="paragraph">
      <style:paragraph-properties fo:line-height="100.00%" fo:text-align="center"/>
    </style:style>
    <style:style style:name="P52"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53" style:family="paragraph">
      <style:paragraph-properties fo:line-height="100.00%" fo:text-align="left"/>
    </style:style>
    <style:style style:name="P54" style:family="paragraph">
      <style:paragraph-properties fo:line-height="100.00%" fo:text-align="justify"/>
    </style:style>
    <style:style style:name="P55" style:family="paragraph">
      <style:paragraph-properties fo:line-height="100.00%" fo:text-align="left" fo:margin-top="7.00pt" fo:margin-bottom="6.00pt"/>
    </style:style>
    <style:style style:name="P56"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57" style:family="paragraph">
      <style:paragraph-properties fo:line-height="100.00%" fo:text-align="center"/>
    </style:style>
    <style:style style:name="P58"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59" style:family="paragraph">
      <style:paragraph-properties fo:line-height="100.00%" fo:text-align="left"/>
    </style:style>
    <style:style style:name="P60" style:family="paragraph">
      <style:paragraph-properties fo:line-height="100.00%" fo:text-align="left" fo:margin-top="7.00pt" fo:margin-bottom="6.00pt"/>
    </style:style>
    <style:style style:name="P61"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62" style:family="paragraph">
      <style:paragraph-properties fo:line-height="100.00%" fo:text-align="center"/>
    </style:style>
    <style:style style:name="P63"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64" style:family="paragraph">
      <style:paragraph-properties fo:line-height="100.00%" fo:text-align="left"/>
    </style:style>
    <style:style style:name="P65" style:family="paragraph">
      <style:paragraph-properties fo:line-height="100.00%" fo:text-align="left" fo:margin-top="7.00pt" fo:margin-bottom="6.00pt"/>
    </style:style>
    <style:style style:name="P66"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67" style:family="paragraph">
      <style:paragraph-properties fo:line-height="100.00%" fo:text-align="center"/>
    </style:style>
    <style:style style:name="P68" style:family="paragraph">
      <style:paragraph-properties fo:line-height="100.00%" fo:text-align="left" fo:margin-left="2.75pt" fo:text-indent="-2.75pt">
        <style:tab-stops>
          <style:tab-stop style:position="31.40pt"/>
          <style:tab-stop style:position="3286.90pt" style:type="center"/>
        </style:tab-stops>
      </style:paragraph-properties>
    </style:style>
    <style:style style:name="P69" style:family="paragraph">
      <style:paragraph-properties fo:line-height="100.00%" fo:text-align="left" fo:margin-top="7.00pt" fo:margin-bottom="6.00pt"/>
    </style:style>
    <style:style style:name="P70" style:family="paragraph">
      <style:paragraph-properties fo:line-height="100.00%" fo:text-align="left" fo:margin-left="2.75pt" fo:text-indent="-2.75pt">
        <style:tab-stops>
          <style:tab-stop style:position="31.15pt"/>
        </style:tab-stops>
      </style:paragraph-properties>
    </style:style>
    <style:style style:name="P71" style:family="paragraph">
      <style:paragraph-properties fo:line-height="100.00%" fo:text-align="center"/>
    </style:style>
    <style:style style:name="P72" style:family="paragraph">
      <style:paragraph-properties fo:line-height="100.00%" fo:text-align="left" fo:margin-left="2.75pt" fo:text-indent="-2.75pt">
        <style:tab-stops>
          <style:tab-stop style:position="31.15pt"/>
        </style:tab-stops>
      </style:paragraph-properties>
    </style:style>
    <style:style style:name="P73" style:family="paragraph">
      <style:paragraph-properties fo:line-height="120.00%" fo:text-align="left" fo:margin-bottom="7.00pt"/>
    </style:style>
    <text:list-style style:name="L74">
      <text:list-level-style-bullet text:level="1" text:bullet-char="•">
        <style:list-level-properties text:space-before="0.00pt" text:min-label-width="18.00pt"/>
        <style:text-properties fo:font-family="Symbol"/>
      </text:list-level-style-bullet>
    </text:list-style>
    <style:style style:name="P74" style:family="paragraph">
      <style:paragraph-properties fo:line-height="120.00%" fo:text-align="left" fo:margin-left="-18.00pt" fo:text-indent="18.00pt" fo:margin-bottom="7.00pt"/>
    </style:style>
    <style:style style:name="TableColumn0100" style:family="table-column">
      <style:table-column-properties style:column-width="3.461806in"/>
    </style:style>
    <style:style style:name="TableColumn0101" style:family="table-column">
      <style:table-column-properties style:column-width="3.463194in"/>
    </style:style>
    <style:style style:name="Table01" style:family="table">
      <style:table-properties style:width="6.925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0.474306in"/>
    </style:style>
    <style:style style:name="TableColumn0201" style:family="table-column">
      <style:table-column-properties style:column-width="0.548611in"/>
    </style:style>
    <style:style style:name="Table02" style:family="table">
      <style:table-properties style:width="1.02291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0.474306in"/>
    </style:style>
    <style:style style:name="TableColumn0301" style:family="table-column">
      <style:table-column-properties style:column-width="0.548611in"/>
    </style:style>
    <style:style style:name="Table03" style:family="table">
      <style:table-properties style:width="1.022917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0.474306in"/>
    </style:style>
    <style:style style:name="TableColumn0401" style:family="table-column">
      <style:table-column-properties style:column-width="0.548611in"/>
    </style:style>
    <style:style style:name="Table04" style:family="table">
      <style:table-properties style:width="1.02291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0.474306in"/>
    </style:style>
    <style:style style:name="TableColumn0501" style:family="table-column">
      <style:table-column-properties style:column-width="0.548611in"/>
    </style:style>
    <style:style style:name="Table05" style:family="table">
      <style:table-properties style:width="1.022917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600" style:family="table-column">
      <style:table-column-properties style:column-width="0.474306in"/>
    </style:style>
    <style:style style:name="TableColumn0601" style:family="table-column">
      <style:table-column-properties style:column-width="0.548611in"/>
    </style:style>
    <style:style style:name="Table06" style:family="table">
      <style:table-properties style:width="1.022917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6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700" style:family="table-column">
      <style:table-column-properties style:column-width="0.474306in"/>
    </style:style>
    <style:style style:name="TableColumn0701" style:family="table-column">
      <style:table-column-properties style:column-width="0.548611in"/>
    </style:style>
    <style:style style:name="Table07" style:family="table">
      <style:table-properties style:width="1.022917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7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800" style:family="table-column">
      <style:table-column-properties style:column-width="0.474306in"/>
    </style:style>
    <style:style style:name="TableColumn0801" style:family="table-column">
      <style:table-column-properties style:column-width="0.548611in"/>
    </style:style>
    <style:style style:name="Table08" style:family="table">
      <style:table-properties style:width="1.022917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8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900" style:family="table-column">
      <style:table-column-properties style:column-width="0.474306in"/>
    </style:style>
    <style:style style:name="TableColumn0901" style:family="table-column">
      <style:table-column-properties style:column-width="0.548611in"/>
    </style:style>
    <style:style style:name="Table09" style:family="table">
      <style:table-properties style:width="1.022917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9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1000" style:family="table-column">
      <style:table-column-properties style:column-width="0.470833in"/>
    </style:style>
    <style:style style:name="Table10" style:family="table">
      <style:table-properties style:width="0.470833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INF8775<text:s/></text:span><text:span text:style-name="T2">–</text:span><text:span text:style-name="T3"><text:s/>Analyse et conception d’algorithmes</text:span></text:p>
      <text:p text:style-name="P2"><text:span text:style-name="T4">TP3<text:s/></text:span><text:span text:style-name="T5">–</text:span><text:span text:style-name="T6"><text:s/>Hiver 2019</text:span></text:p>
      <text:p text:style-name="P3"><text:span text:style-name="T7"/></text:p>
      <table:table table:style-name="Table01">
        <table:table-column table:style-name="TableColumn0100"/>
        <table:table-column table:style-name="TableColumn0101"/>
        <table:table-row table:style-name="TableRow0100">
          <table:table-cell table:style-name="TableCell010000">
            <text:p text:style-name="P5"><text:span text:style-name="T8">Nom, prénom, matricule des membres</text:span><text:span text:style-name="T9"/></text:p>
          </table:table-cell>
          <table:table-cell table:style-name="TableCell010001">
            <text:p text:style-name="P6"><text:span text:style-name="T10">Philippe Des Roches, 1804342</text:span></text:p>
            <text:p text:style-name="P6"><text:span text:style-name="T10">Oliver Love, 1795926</text:span></text:p>
            <text:p text:style-name="P7"><text:span text:style-name="T10">Marc-Antoine Therrien, 1792901</text:span><text:span text:style-name="T11"/></text:p>
          </table:table-cell>
        </table:table-row>
        <table:table-row table:style-name="TableRow0101">
          <table:table-cell table:style-name="TableCell010100">
            <text:p text:style-name="P10"><text:span text:style-name="T12">Note finale / 14</text:span><text:span text:style-name="T13"/></text:p>
          </table:table-cell>
          <table:table-cell table:style-name="TableCell010101">
            <text:p text:style-name="P10"><text:span text:style-name="T14">0</text:span><text:span text:style-name="T15"/></text:p>
          </table:table-cell>
        </table:table-row>
      </table:table>
      <text:p text:style-name="P12"><text:span text:style-name="T15"/></text:p>
      <text:p text:style-name="P13"><text:span text:style-name="T16">Informations techniques</text:span></text:p>
      <text:list text:style-name="L14">
        <text:list-item>
          <text:p text:style-name="P14"><text:span text:style-name="T17">Répondez directement dans ce document ODT avec LibreOffice. Utilisez LibreOffice et non Word, sinon ce document sera corrompu.</text:span></text:p>
        </text:list-item>
        <text:list-item>
          <text:p text:style-name="P14"><text:span text:style-name="T17">La correction se fait à même le rapport.</text:span></text:p>
        </text:list-item>
        <text:list-item>
          <text:p text:style-name="P14"><text:span text:style-name="T17">Avant le<text:s/></text:span><text:span text:style-name="T18">16 avril à 23h59 pour les deux groupes (B1 et B2)</text:span><text:span text:style-name="T19">, vous devez faire une remise électronique en suivant les instructions suivantes :</text:span></text:p>
        </text:list-item>
        <text:list-item>
          <text:p text:style-name="P14"><text:span text:style-name="T19">Le dossier remis doit se nommer matricule1_matricule2_tp3 et doit être compressé sous format zip.</text:span></text:p>
        </text:list-item>
        <text:list-item>
          <text:p text:style-name="P14"><text:span text:style-name="T19">À la racine de ce dernier, on doit retrouver :</text:span></text:p>
        </text:list-item>
        <text:list-item>
          <text:p text:style-name="P14"><text:span text:style-name="T19">Ce rapport sous format ODT.</text:span></text:p>
        </text:list-item>
        <text:list-item>
          <text:p text:style-name="P14"><text:span text:style-name="T19">Un script nommé<text:s/></text:span><text:span text:style-name="T20">tp.sh</text:span><text:span text:style-name="T21"><text:s/>servant à exécuter votre algorithme. L’interface du script est décrite à la fin du rapport.</text:span></text:p>
        </text:list-item>
        <text:list-item>
          <text:p text:style-name="P14"><text:span text:style-name="T21">Un fichier texte nommé<text:s/></text:span><text:span text:style-name="T22">emails.txt</text:span><text:span text:style-name="T23"><text:s/>contenant le courriel de chaque membre de l’équipe</text:span></text:p>
        </text:list-item>
        <text:list-item>
          <text:p text:style-name="P14"><text:span text:style-name="T23">Le code source et les exécutables</text:span></text:p>
        </text:list-item>
        <text:list-item>
          <text:p text:style-name="P14"><text:span text:style-name="T23">Vous avez le choix du langage de programmation utilisé. Le code et les exécutables soumis devront être compatible avec les ordinateurs de la salle L-4714. Conseil pour le TP3 : Compilez avec -O3 si vous utilisez C++.</text:span></text:p>
        </text:list-item>
        <text:list-item>
          <text:p text:style-name="P15"><text:span text:style-name="T23">Si vous utilisez des extraits de codes (programmes) trouvés sur Internet, vous devez en mentionner la source, sinon vous serez sanctionnés pour plagiat. </text:span></text:p>
        </text:list-item>
      </text:list>
      <text:p text:style-name="P16"><text:span text:style-name="T24">Mise en situation</text:span></text:p>
      <text:p text:style-name="P17"><text:span text:style-name="T25">Le dernier travail pratique se fera dans le cadre du concours du meilleur algorithme pour la session d’hiver 2019. Le travail demandé consiste à concevoir et implanter un algorithme de votre cru pour résoudre un problème combinatoire. Le classement des équipes déterminera votre note pour la qualité de l'algorithme. Votre algorithme sera exécuté sur 3 exemplaires de notre choix pendant 3 minutes.</text:span></text:p>
      <text:p text:style-name="P17"><text:span text:style-name="T26"/></text:p>
      <text:p text:style-name="P17"><text:span text:style-name="T27">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span></text:p>
      <text:p text:style-name="P17"><text:span text:style-name="T28"/></text:p>
      <text:p text:style-name="P17"><text:span text:style-name="T29">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span></text:p>
      <text:p text:style-name="P17"><text:span text:style-name="T30"/></text:p>
      <text:p text:style-name="P17"><text:span text:style-name="T31">Plus formellement :</text:span></text:p>
      <text:p text:style-name="P17"><text:span text:style-name="T32"/></text:p>
      <text:p text:style-name="P17"><text:span text:style-name="T33">Soit<text:s/></text:span><text:span text:style-name="T34">P</text:span><text:span text:style-name="T35"><text:s/>= {</text:span><text:span text:style-name="T36">p</text:span><text:span text:style-name="T37">1</text:span><text:span text:style-name="T38">, p</text:span><text:span text:style-name="T39">2</text:span><text:span text:style-name="T40">, ..., p</text:span><text:span text:style-name="T41">g</text:span><text:span text:style-name="T42">} le prix des différents types de pièces de Lego, et<text:s/></text:span><text:span text:style-name="T43">M</text:span><text:span text:style-name="T44"><text:s/>= {</text:span><text:span text:style-name="T45">M</text:span><text:span text:style-name="T46">1</text:span><text:span text:style-name="T47">, M</text:span><text:span text:style-name="T48">2</text:span><text:span text:style-name="T49">, ..., M</text:span><text:span text:style-name="T50">d</text:span><text:span text:style-name="T51">} les différents types de modèles (chaque modèle est un ensemble de pièces). Les pièces que vous avez en votre possession sont un vecteur de longueur<text:s/></text:span><text:span text:style-name="T52">g</text:span><text:span text:style-name="T53">. La réponse est que vous devez fournir est un vecteur de longueur</text:span><text:span text:style-name="T54"><text:s/>d<text:s/></text:span><text:span text:style-name="T55">représentant les modèles que vous voulez former et leur nombre. Un vecteur de réponse valide doit contenir des modèles qui utilisent l'ensemble de vos pièces, et si des pièces additionnelles sont nécessaires la somme de leur coût doit être minimal.</text:span></text:p>
      <text:p text:style-name="P17"><text:span text:style-name="T56"/></text:p>
      <text:p text:style-name="P17"><text:span text:style-name="T57">Le rapport pour ce dernier travail pratique est assez succinct. Vous êtes encouragés à terminer ce travail assez tôt afin de ne pas compromettre la préparation à vos examens finaux.</text:span></text:p>
      <text:p text:style-name="P17"><text:span text:style-name="T58"/></text:p>
      <text:p text:style-name="P18"><text:span text:style-name="T59">Exemple</text:span></text:p>
      <text:p text:style-name="P19"><text:span text:style-name="T60">Supposons que nous avons trois types de pièces (</text:span><text:span text:style-name="T61">g</text:span><text:span text:style-name="T62"><text:s/>= 3) et deux sortes de modèles (</text:span><text:span text:style-name="T63">d =<text:s/></text:span><text:span text:style-name="T64">2) :</text:span></text:p>
      <text:p text:style-name="P19"><text:span text:style-name="T64">Prix des pièces : [6, 3, 4]</text:span></text:p>
      <text:p text:style-name="P19"><text:span text:style-name="T64">Pièces en votre possession : [10, 11, 8]</text:span></text:p>
      <text:p text:style-name="P19"><text:span text:style-name="T64">Modèles :</text:span></text:p>
      <text:p text:style-name="P19"><text:span text:style-name="T65">M</text:span><text:span text:style-name="T66">1</text:span><text:span text:style-name="T67"><text:s/>: [5, 6, 7]</text:span></text:p>
      <text:p text:style-name="P19"><text:span text:style-name="T68">M</text:span><text:span text:style-name="T69">2</text:span><text:span text:style-name="T70"><text:s/>: [2, 0, 1]</text:span></text:p>
      <text:p text:style-name="P19"><text:span text:style-name="T70">Vous avez en votre possession 10 pièces du premier type, 11 pièces du second type, et 8 pièces du troisième type. Le modèle<text:s/></text:span><text:span text:style-name="T71">M</text:span><text:span text:style-name="T72">1</text:span><text:span text:style-name="T73">, par exemple, utilise 5 pièces du premier type, 6 pièces du second type, et 7 pièces du troisième type. Vous décidez de construire deux modèles<text:s/></text:span><text:span text:style-name="T74">M</text:span><text:span text:style-name="T75">1<text:s/></text:span><text:span text:style-name="T76">et aucun modèle<text:s/></text:span><text:span text:style-name="T77">M</text:span><text:span text:style-name="T78">2</text:span><text:span text:style-name="T79">. Votre vecteur de réponse est donc [2, 0]. Votre solution requiert donc :</text:span></text:p>
      <text:list text:style-name="L20">
        <text:list-item>
          <text:p text:style-name="P20"><text:span text:style-name="T79">(2 * 5) + (0 * 2) = 10 pièces du premier type</text:span></text:p>
        </text:list-item>
        <text:list-item>
          <text:p text:style-name="P20"><text:span text:style-name="T79">(2 * 6) + (0 * 0) = 12 pièces du second type</text:span></text:p>
        </text:list-item>
        <text:list-item>
          <text:p text:style-name="P20"><text:span text:style-name="T79">(2 * 7) + (0 * 1) = 14 pièces du troisième type</text:span></text:p>
        </text:list-item>
      </text:list>
      <text:p text:style-name="P21"><text:span text:style-name="T79">Toutes les pièces qui sont en votre possession ([10, 11, 8]) trouvent leur place parmi les pièces nécessaires à la solution ([10, 12, 14]), donc votre solution est valide. Il vous faut cependant acheter certaines pièces manquantes pour compléter les deux modèles :</text:span></text:p>
      <text:list text:style-name="L22">
        <text:list-item>
          <text:p text:style-name="P22"><text:span text:style-name="T79">Il faut acheter 10<text:s/></text:span><text:span text:style-name="T80">– 10 = 0 pi</text:span><text:span text:style-name="T81">èces du premier type, à un coût de 6 par pièce (0 * 6 = 0)</text:span></text:p>
        </text:list-item>
        <text:list-item>
          <text:p text:style-name="P22"><text:span text:style-name="T81">Il faut acheter 12<text:s/></text:span><text:span text:style-name="T82">–</text:span><text:span text:style-name="T83"><text:s/>11 = 1 pièce du second type, à un coût de 3 par pièce (1 * 3 = 3)</text:span></text:p>
        </text:list-item>
        <text:list-item>
          <text:p text:style-name="P22"><text:span text:style-name="T83">Il faut acheter 14<text:s/></text:span><text:span text:style-name="T84">–</text:span><text:span text:style-name="T85"><text:s/>8 = 6 pièces du troisième type, à un coût de 4 par pièce (6 * 4 = 24)</text:span></text:p>
        </text:list-item>
      </text:list>
      <text:p text:style-name="P23"><text:span text:style-name="T86"/></text:p>
      <text:p text:style-name="P23"><text:span text:style-name="T87">La valeur de la solution [2, 0] est donc 0 + 3 + 24 = 27</text:span></text:p>
      <text:p text:style-name="P24"><text:span text:style-name="T88">Jeu de données</text:span></text:p>
      <text:p text:style-name="P25"><text:span text:style-name="T89">Pour tester votre algorithme, vous disposez d’un jeu de données de 8 exemplaires. La première ligne contient le nombre de différents types de pièces<text:s/></text:span><text:span text:style-name="T90">g.<text:s/></text:span><text:span text:style-name="T91">La ligne suivante contient le nombre de pièces de chaque type que vous avez en votre possession. La prochaine ligne indique le prix associé à l’achat de chaque type de pièce. La ligne suivante indique le nombre<text:s/></text:span><text:span text:style-name="T92">d<text:s/></text:span><text:span text:style-name="T93">de différents modèles, et les<text:s/></text:span><text:span text:style-name="T94">d</text:span><text:span text:style-name="T95"><text:s/>lignes suivantes indiquent de quelles pièces sont formés ces<text:s/></text:span><text:span text:style-name="T96">d<text:s/></text:span><text:span text:style-name="T97">modèles.</text:span></text:p>
      <text:p text:style-name="P26"><text:span text:style-name="T98">Description de votre algorithme</text:span></text:p>
      <table:table table:style-name="Table02">
        <table:table-column table:style-name="TableColumn0200"/>
        <table:table-column table:style-name="TableColumn0201"/>
        <table:table-row table:style-name="TableRow0200">
          <table:table-cell table:style-name="TableCell020000">
            <text:p text:style-name="P28"><text:span text:style-name="T100">0</text:span><text:span text:style-name="T101"/></text:p>
          </table:table-cell>
          <table:table-cell table:style-name="TableCell020001">
            <text:p text:style-name="P28"><text:span text:style-name="T102"><text:s/>/ 1 pt</text:span><text:span text:style-name="T103"/></text:p>
          </table:table-cell>
        </table:table-row>
      </table:table>
      <text:p text:style-name="P30"><text:span text:style-name="T104">Décrivez brièvement votre algorithme en quelques phrases.</text:span></text:p>
      <text:p text:style-name="P31"><text:span text:style-name="T105">Présentation de votre algorithme</text:span></text:p>
      <table:table table:style-name="Table03">
        <table:table-column table:style-name="TableColumn0300"/>
        <table:table-column table:style-name="TableColumn0301"/>
        <table:table-row table:style-name="TableRow0300">
          <table:table-cell table:style-name="TableCell030000">
            <text:p text:style-name="P33"><text:span text:style-name="T107">0</text:span><text:span text:style-name="T108"/></text:p>
          </table:table-cell>
          <table:table-cell table:style-name="TableCell030001">
            <text:p text:style-name="P33"><text:span text:style-name="T109"><text:s/>/ 2 pt</text:span><text:span text:style-name="T110"/></text:p>
          </table:table-cell>
        </table:table-row>
      </table:table>
      <text:p text:style-name="P35"><text:span text:style-name="T111">Sous forme de pseudo-code et incluant une analyse de complexité théorique des principales fonctions. Si vous préférez écrire vos équations en Latex, vous pouvez ajouter un pdf à la remise avec la réponse à cette question et le mentionner ici.</text:span></text:p>
      <text:p text:style-name="P36"><text:span text:style-name="T112">Justification de l’originalité de votre algorithme</text:span></text:p>
      <table:table table:style-name="Table04">
        <table:table-column table:style-name="TableColumn0400"/>
        <table:table-column table:style-name="TableColumn0401"/>
        <table:table-row table:style-name="TableRow0400">
          <table:table-cell table:style-name="TableCell040000">
            <text:p text:style-name="P38"><text:span text:style-name="T114">0</text:span><text:span text:style-name="T115"/></text:p>
          </table:table-cell>
          <table:table-cell table:style-name="TableCell040001">
            <text:p text:style-name="P38"><text:span text:style-name="T116"><text:s/>/ 3 pt</text:span><text:span text:style-name="T117"/></text:p>
          </table:table-cell>
        </table:table-row>
      </table:table>
      <text:p text:style-name="P40"><text:span text:style-name="T117"/></text:p>
      <text:p text:style-name="P40"><text:span text:style-name="T118">La conception de votre algorithme sera jugée avec les critères suivants :</text:span></text:p>
      <text:list text:style-name="L41">
        <text:list-item>
          <text:p text:style-name="P41"><text:span text:style-name="T118">Lien avec le contenu du cours</text:span></text:p>
        </text:list-item>
        <text:list-item>
          <text:p text:style-name="P41"><text:span text:style-name="T118">Originalité</text:span></text:p>
        </text:list-item>
        <text:list-item>
          <text:p text:style-name="P41"><text:span text:style-name="T118">Initiative</text:span></text:p>
        </text:list-item>
      </text:list>
      <text:p text:style-name="P42"><text:span text:style-name="T119"/></text:p>
      <text:p text:style-name="P43"><text:span text:style-name="T120">Votre algorithme est-il assuré de trouver une solution optimale?</text:span></text:p>
      <table:table table:style-name="Table05">
        <table:table-column table:style-name="TableColumn0500"/>
        <table:table-column table:style-name="TableColumn0501"/>
        <table:table-row table:style-name="TableRow0500">
          <table:table-cell table:style-name="TableCell050000">
            <text:p text:style-name="P45"><text:span text:style-name="T122">0</text:span><text:span text:style-name="T123"/></text:p>
          </table:table-cell>
          <table:table-cell table:style-name="TableCell050001">
            <text:p text:style-name="P45"><text:span text:style-name="T124"><text:s/>/ 1 pt</text:span><text:span text:style-name="T125"/></text:p>
          </table:table-cell>
        </table:table-row>
      </table:table>
      <text:p text:style-name="P47"><text:span text:style-name="T125"/></text:p>
      <text:p text:style-name="P47"><text:span text:style-name="T126">Aucune justification requise. Un simple “oui” ou “non” suffit.</text:span></text:p>
      <text:p text:style-name="P48"><text:span text:style-name="T127">Autres critères de correction</text:span></text:p>
      <text:p text:style-name="P49"><text:span text:style-name="T127">Respect de l’interface tp.sh</text:span></text:p>
      <table:table table:style-name="Table06">
        <table:table-column table:style-name="TableColumn0600"/>
        <table:table-column table:style-name="TableColumn0601"/>
        <table:table-row table:style-name="TableRow0600">
          <table:table-cell table:style-name="TableCell060000">
            <text:p text:style-name="P51"><text:span text:style-name="T129">0</text:span><text:span text:style-name="T130"/></text:p>
          </table:table-cell>
          <table:table-cell table:style-name="TableCell060001">
            <text:p text:style-name="P51"><text:span text:style-name="T131"><text:s/>/ 1 pt</text:span><text:span text:style-name="T132"/></text:p>
          </table:table-cell>
        </table:table-row>
      </table:table>
      <text:p text:style-name="P53"><text:span text:style-name="T132"/></text:p>
      <text:p text:style-name="P53"><text:span text:style-name="T133">Utilisation :</text:span></text:p>
      <text:p text:style-name="P53"><text:span text:style-name="T133"><text:tab/>./tp.sh -e [path_vers_exemplaire]</text:span></text:p>
      <text:p text:style-name="P53"><text:span text:style-name="T134"/></text:p>
      <text:p text:style-name="P53"><text:span text:style-name="T135">Chaque fois qu’une meilleure solution est trouvée, votre programme affiche le vecteur de réponse (la liste des modèles de la solution, et non la valeur de la solution).</text:span></text:p>
      <text:p text:style-name="P53"><text:span text:style-name="T136"/></text:p>
      <text:p text:style-name="P53"><text:span text:style-name="T137">Important : l’option -e doit accepter des fichiers avec des paths absolus.</text:span></text:p>
      <text:p text:style-name="P53"><text:span text:style-name="T138"/></text:p>
      <text:p text:style-name="P53"><text:span text:style-name="T139">Le script tp.sh ne vous est pas fourni, mais vous pouvez facilement adapter celui du TP2.</text:span></text:p>
      <text:p text:style-name="P53"><text:span text:style-name="T140"/></text:p>
      <text:p text:style-name="P53"><text:span text:style-name="T141">Voici un exemple d’affichage pour un exemplaire ayant 11 modèles (dans cet exemple, après avoir trouvé une solution initiale, le programme en a par la suite trouvé une meilleure) :</text:span></text:p>
      <text:p text:style-name="P53"><text:span text:style-name="T142"/></text:p>
      <text:p text:style-name="P53"><text:span text:style-name="T143">5 4 0 11 0 2 1 4 0 0 13</text:span></text:p>
      <text:p text:style-name="P53"><text:span text:style-name="T143">0 4 1 9 2 0 7 9 15 3 0</text:span></text:p>
      <text:p text:style-name="P53"><text:span text:style-name="T144"/></text:p>
      <text:p text:style-name="P54"><text:span text:style-name="T145">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span></text:p>
      <text:p text:style-name="P54"><text:span text:style-name="T146"/></text:p>
      <text:p text:style-name="P55"><text:span text:style-name="T147">Qualité de l’algorithme</text:span></text:p>
      <table:table table:style-name="Table07">
        <table:table-column table:style-name="TableColumn0700"/>
        <table:table-column table:style-name="TableColumn0701"/>
        <table:table-row table:style-name="TableRow0700">
          <table:table-cell table:style-name="TableCell070000">
            <text:p text:style-name="P57"><text:span text:style-name="T149">0</text:span><text:span text:style-name="T150"/></text:p>
          </table:table-cell>
          <table:table-cell table:style-name="TableCell070001">
            <text:p text:style-name="P57"><text:span text:style-name="T151"><text:s/>/ 4 pt</text:span><text:span text:style-name="T152"/></text:p>
          </table:table-cell>
        </table:table-row>
      </table:table>
      <text:p text:style-name="P59"><text:span text:style-name="T152"/></text:p>
      <text:p text:style-name="P60"><text:span text:style-name="T153">Qualité du code</text:span></text:p>
      <table:table table:style-name="Table08">
        <table:table-column table:style-name="TableColumn0800"/>
        <table:table-column table:style-name="TableColumn0801"/>
        <table:table-row table:style-name="TableRow0800">
          <table:table-cell table:style-name="TableCell080000">
            <text:p text:style-name="P62"><text:span text:style-name="T155">0</text:span><text:span text:style-name="T156"/></text:p>
          </table:table-cell>
          <table:table-cell table:style-name="TableCell080001">
            <text:p text:style-name="P62"><text:span text:style-name="T157"><text:s/>/ 1 pt</text:span><text:span text:style-name="T158"/></text:p>
          </table:table-cell>
        </table:table-row>
      </table:table>
      <text:p text:style-name="P64"><text:span text:style-name="T158"/></text:p>
      <text:p text:style-name="P65"><text:span text:style-name="T159">Présentation générale (concision, qualité du français, etc.)</text:span></text:p>
      <table:table table:style-name="Table09">
        <table:table-column table:style-name="TableColumn0900"/>
        <table:table-column table:style-name="TableColumn0901"/>
        <table:table-row table:style-name="TableRow0900">
          <table:table-cell table:style-name="TableCell090000">
            <text:p text:style-name="P67"><text:span text:style-name="T161">0</text:span><text:span text:style-name="T162"/></text:p>
          </table:table-cell>
          <table:table-cell table:style-name="TableCell090001">
            <text:p text:style-name="P67"><text:span text:style-name="T163"><text:s/>/ 1 pt</text:span><text:span text:style-name="T164"/></text:p>
          </table:table-cell>
        </table:table-row>
      </table:table>
      <text:p text:style-name="P69"><text:span text:style-name="T164"/></text:p>
      <text:p text:style-name="P69"><text:span text:style-name="T165">Pénalité pour retard ou autre</text:span></text:p>
      <table:table table:style-name="Table10">
        <table:table-column table:style-name="TableColumn1000"/>
        <table:table-row table:style-name="TableRow1000">
          <table:table-cell table:style-name="TableCell100000">
            <text:p text:style-name="P71"><text:span text:style-name="T167">0</text:span><text:span text:style-name="T168"/></text:p>
          </table:table-cell>
        </table:table-row>
      </table:table>
      <text:p text:style-name="P73"><text:span text:style-name="T168"/></text:p>
      <text:list text:style-name="L74">
        <text:list-item>
          <text:p text:style-name="P74"><text:span text:style-name="T169">-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